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1pt" fo:font-weight="bold" style:font-size-asian="18pt" style:font-size-complex="18pt"/>
    </style:style>
    <style:style style:name="P2" style:family="paragraph">
      <style:paragraph-properties fo:text-align="center"/>
      <style:text-properties fo:font-size="11pt" fo:font-weight="bold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1pt" fo:font-weight="bold" style:font-size-asian="18pt" style:font-size-complex="18pt"/>
    </style:style>
    <style:style style:name="P4" style:family="paragraph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25cm" svg:height="1.25cm" svg:x="4.135cm" svg:y="2.385cm">
          <text:p text:style-name="P1">Java Sourc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svg:x1="5.759cm" svg:y1="3.535cm" svg:x2="5.759cm" svg:y2="4.885cm" draw:start-shape="id1" draw:start-glue-point="6" draw:end-shape="id2" draw:end-glue-point="4">
          <text:p/>
        </draw:connector>
        <draw:custom-shape draw:style-name="gr1" draw:text-style-name="P2" draw:id="id4" draw:layer="layout" svg:width="1.75cm" svg:height="1cm" svg:x="2.635cm" svg:y="7.635cm">
          <text:p text:style-name="P1">es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3" draw:layer="layout" svg:width="1.75cm" svg:height="1cm" svg:x="4.885cm" svg:y="7.635cm">
          <text:p text:style-name="P1">de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2" draw:layer="layout" svg:width="3.25cm" svg:height="1cm" svg:x="4.135cm" svg:y="4.885cm">
          <text:p text:style-name="P1">keys.po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5" draw:layer="layout" svg:width="1.75cm" svg:height="1cm" svg:x="7.135cm" svg:y="7.635cm">
          <text:p text:style-name="P1">...p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svg:x1="5.759cm" svg:y1="5.825cm" svg:x2="5.759cm" svg:y2="7.635cm" draw:start-shape="id2" draw:start-glue-point="6" draw:end-shape="id3" draw:end-glue-point="4">
          <text:p/>
        </draw:connector>
        <draw:connector draw:style-name="gr2" draw:text-style-name="P2" draw:layer="layout" draw:line-skew="0.124cm" svg:x1="5.759cm" svg:y1="5.825cm" svg:x2="3.51cm" svg:y2="7.635cm" draw:start-shape="id2" draw:start-glue-point="6" draw:end-shape="id4">
          <text:p/>
        </draw:connector>
        <draw:connector draw:style-name="gr2" draw:text-style-name="P2" draw:layer="layout" draw:line-skew="0.124cm" svg:x1="5.759cm" svg:y1="5.825cm" svg:x2="8.009cm" svg:y2="7.635cm" draw:start-shape="id2" draw:start-glue-point="6" draw:end-shape="id5" draw:end-glue-point="4">
          <text:p/>
        </draw:connector>
        <draw:frame draw:style-name="gr3" draw:text-style-name="P4" draw:layer="layout" svg:width="1.996cm" svg:height="0.683cm" svg:x="6.135cm" svg:y="3.702cm">
          <draw:text-box>
            <text:p text:style-name="P3">xgettext</text:p>
          </draw:text-box>
        </draw:frame>
        <draw:frame draw:style-name="gr3" draw:text-style-name="P4" draw:layer="layout" svg:width="2.471cm" svg:height="0.683cm" svg:x="6.164cm" svg:y="5.952cm">
          <draw:text-box>
            <text:p text:style-name="P3">msgmerge</text:p>
          </draw:text-box>
        </draw:frame>
        <draw:custom-shape draw:style-name="gr1" draw:text-style-name="P2" draw:id="id7" draw:layer="layout" svg:width="4cm" svg:height="1cm" svg:x="0.885cm" svg:y="10.635cm">
          <text:p text:style-name="P1">Messages_es.clas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6" draw:layer="layout" svg:width="4cm" svg:height="1cm" svg:x="5.385cm" svg:y="10.635cm">
          <text:p text:style-name="P1">Messages_de.clas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line-skew="0.249cm" svg:x1="5.759cm" svg:y1="8.575cm" svg:x2="7.384cm" svg:y2="10.635cm" draw:start-shape="id3" draw:start-glue-point="6" draw:end-shape="id6" draw:end-glue-point="4">
          <text:p/>
        </draw:connector>
        <draw:connector draw:style-name="gr2" draw:text-style-name="P2" draw:layer="layout" draw:line-skew="0.249cm" svg:x1="3.509cm" svg:y1="8.575cm" svg:x2="2.884cm" svg:y2="10.635cm" draw:start-shape="id4" draw:start-glue-point="6" draw:end-shape="id7" draw:end-glue-point="4">
          <text:p/>
        </draw:connector>
        <draw:frame draw:style-name="gr3" draw:text-style-name="P4" draw:layer="layout" svg:width="1.912cm" svg:height="0.683cm" svg:x="6.135cm" svg:y="8.885cm">
          <draw:text-box>
            <text:p text:style-name="P3">msgfm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Steffen Pingel</meta:initial-creator>
    <meta:creation-date>2006-01-04T15:38:52</meta:creation-date>
    <dc:creator>Steffen Pingel</dc:creator>
    <dc:date>2006-01-04T16:23:44</dc:date>
    <dc:language>en-US</dc:language>
    <meta:editing-cycles>2</meta:editing-cycles>
    <meta:editing-duration>PT5M36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